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Roman" svg:font-family="Basic Roman" style:font-family-generic="roman"/>
    <style:font-face style:name="Basic Sans" svg:font-family="Basic Sans" style:font-family-generic="roman"/>
    <style:font-face style:name="Berenika" svg:font-family="Berenika" style:font-family-generic="roman"/>
    <style:font-face style:name="DejaVu Sans" svg:font-family="DejaVu Sans" style:font-family-generic="roman"/>
    <style:font-face style:name="FreeSans" svg:font-family="FreeSans" style:font-family-generic="roman"/>
    <style:font-face style:name="Garamond" svg:font-family="Garamond" style:font-family-generic="roman"/>
    <style:font-face style:name="JarmanDotted" svg:font-family="JarmanDotted" style:font-family-generic="roman"/>
    <style:font-face style:name="Liberation Serif" svg:font-family="Liberation Serif" style:font-family-generic="roman"/>
    <style:font-face style:name="Linux Libertine O" svg:font-family="Linux Libertine O" style:font-family-generic="roman"/>
    <style:font-face style:name="OpenSymbol" svg:font-family="OpenSymbol" style:font-family-generic="roman"/>
    <style:font-face style:name="Streetwear" svg:font-family="Streetwear" style:font-family-generic="roman"/>
    <style:font-face style:name="Times New Roman" svg:font-family="Times New Roman" style:font-family-generic="roman"/>
    <style:font-face style:name="Impact" svg:font-family="Impact" style:font-family-generic="swiss"/>
    <style:font-face style:name="Liberation Sans" svg:font-family="Liberation Sans" style:font-family-generic="swiss"/>
    <style:font-face style:name="JARDOTTY" svg:font-family="JARDOTTY"/>
    <style:font-face style:name="Abecedario_punt-pautada" svg:font-family="Abecedario_punt-pautada" style:font-family-generic="roman"/>
    <style:font-face style:name="Briem Handwriting" svg:font-family="Briem Handwriting" style:font-family-generic="roman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22" style:family="paragraph" style:parent-style-name="Standard">
      <style:paragraph-properties fo:margin-top="0.106cm" fo:margin-bottom="0.106cm" style:line-height-at-least="0.353cm" text:number-lines="true"/>
      <style:text-properties style:font-name="Streetwear" fo:font-size="22pt" style:font-size-asian="22pt" style:font-name-complex="Garamond" style:font-size-complex="22pt"/>
    </style:style>
    <style:style style:name="P23" style:family="paragraph" style:parent-style-name="Standard">
      <style:paragraph-properties fo:margin-top="0.106cm" fo:margin-bottom="0.106cm" style:line-height-at-least="0.353cm" text:number-lines="true"/>
      <style:text-properties style:font-name="Berenika" fo:font-size="14pt" style:font-name-asian="Berenika" style:font-size-asian="14pt" style:font-name-complex="Berenika" style:font-size-complex="14pt" style:text-position="0% 100%"/>
    </style:style>
    <style:style style:name="P32" style:family="paragraph" style:parent-style-name="Normal">
      <style:paragraph-properties fo:margin-top="0.106cm" fo:margin-bottom="0.106cm" style:line-height-at-least="0.353cm" style:tab-stop-distance="1.000cm" fo:background-color="transparent" fo:padding-left="0.000cm" fo:padding-right="0.000cm" fo:padding-top="0.000cm" fo:padding-bottom="0.000cm" fo:border-left="none" fo:border-right="none" fo:border-top="none" fo:border-bottom="none" fo:text-align="justify" fo:hyphenation-ladder-count="no-limit" text:number-lines="true"/>
      <style:text-properties fo:hyphenate="true" fo:hyphenation-remain-char-count="2" fo:hyphenation-push-char-count="2" style:font-name="Linux Libertine O" fo:font-size="14pt" style:font-name-asian="Linux Libertine O" style:font-size-asian="14pt" style:language-asian="en" style:country-asian="us" style:font-name-complex="Linux Libertine O" style:font-size-complex="14pt" style:language-complex="ar" style:country-complex="sa" style:letter-kerning="false"/>
    </style:style>
    <style:style style:name="P33" style:family="paragraph" style:parent-style-name="Standard">
      <style:paragraph-properties fo:margin-top="0.106cm" fo:margin-bottom="0.106cm" style:line-height-at-least="0.353cm" fo:background-color="transparent" fo:padding-left="0.000cm" fo:padding-right="0.000cm" fo:padding-top="0.000cm" fo:padding-bottom="0.000cm" fo:border-left="none" fo:border-right="none" fo:border-top="none" fo:border-bottom="none" fo:text-align="justify" fo:hyphenation-ladder-count="no-limit" text:number-lines="true"/>
      <style:text-properties fo:hyphenate="true" fo:hyphenation-remain-char-count="2" fo:hyphenation-push-char-count="2" style:font-name="Linux Libertine O" fo:font-size="14pt" style:font-name-asian="Linux Libertine O" style:font-size-asian="14pt" style:language-asian="en" style:country-asian="us" style:font-name-complex="Linux Libertine O" style:font-size-complex="14pt" style:language-complex="ar" style:country-complex="sa" style:letter-kerning="false"/>
    </style:style>
    <style:style style:name="P34" style:family="paragraph" style:parent-style-name="Normal">
      <style:paragraph-properties fo:margin-left="0.501cm" fo:text-indent="-0.501cm" style:auto-text-indent="false" fo:margin-top="0.035cm" style:line-height-at-least="0.353cm" style:tab-stop-distance="1.000cm" fo:background-color="transparent" fo:padding-left="0.000cm" fo:padding-right="0.000cm" fo:padding-top="0.000cm" fo:padding-bottom="0.000cm" fo:border-left="none" fo:border-right="none" fo:border-top="none" fo:border-bottom="none" fo:text-align="justify" fo:hyphenation-ladder-count="no-limit" text:number-lines="true"/>
      <style:text-properties fo:hyphenate="true" fo:hyphenation-remain-char-count="2" fo:hyphenation-push-char-count="2" style:font-name="Garamond" fo:font-size="10pt" style:font-name-asian="Times New Roman" style:font-size-asian="10pt" style:language-asian="en" style:country-asian="us" style:font-name-complex="Garamond" style:language-complex="ar" style:country-complex="sa" style:letter-kerning="false"/>
    </style:style>
    <style:style style:name="P36" style:family="paragraph" style:parent-style-name="Normal">
      <style:paragraph-properties text:number-lines="true"/>
      <style:text-properties style:font-name="Abecedario_punt-pautada" style:font-name-asian="Abecedario_punt-pautada" style:font-name-complex="Abecedario_punt-pautada"/>
    </style:style>
    <style:style style:name="P38" style:family="paragraph" style:parent-style-name="Normal">
      <style:paragraph-properties text:number-lines="true"/>
      <style:text-properties style:font-name="Briem Handwriting" fo:font-style="italic" style:font-name-asian="Briem Handwriting" style:font-style-asian="italic" style:font-name-complex="Briem Handwriting" style:font-style-complex="italic"/>
    </style:style>
    <style:style style:name="P42" style:family="paragraph" style:parent-style-name="Normal">
      <style:paragraph-properties text:number-lines="true"/>
      <style:text-properties style:font-name="Briem Handwriting" fo:font-size="20pt" fo:font-style="italic" style:font-name-asian="Briem Handwriting" style:font-size-asian="20pt" style:font-style-asian="italic" style:font-name-complex="Briem Handwriting" style:font-size-complex="20pt" style:font-style-complex="italic"/>
    </style:style>
    <style:style style:name="P44" style:family="paragraph" style:parent-style-name="Normal">
      <style:paragraph-properties fo:margin-top="0.106cm" fo:margin-bottom="0.106cm" style:line-height-at-least="0.353cm" style:tab-stop-distance="1.000cm" fo:background-color="transparent" fo:padding-left="0.000cm" fo:padding-right="0.000cm" fo:padding-top="0.000cm" fo:padding-bottom="0.000cm" fo:border-left="none" fo:border-right="none" fo:border-top="none" fo:border-bottom="none" fo:text-align="justify" fo:hyphenation-ladder-count="no-limit" text:number-lines="true"/>
      <style:text-properties fo:hyphenate="true" fo:hyphenation-remain-char-count="2" fo:hyphenation-push-char-count="2" style:font-name="Garamond" style:font-name-asian="Times New Roman" style:font-size-asian="12pt" style:language-asian="en" style:country-asian="us" style:font-name-complex="Garamond" style:language-complex="ar" style:country-complex="sa" style:letter-kerning="false"/>
    </style:style>
    <style:style style:name="PP64" style:family="paragraph" style:parent-style-name="Normal">
      <style:paragraph-properties fo:margin-top="0.106cm" fo:margin-bottom="0.106cm" style:line-height-at-least="0.353cm" style:tab-stop-distance="1.000cm" fo:background-color="transparent" fo:padding-left="0.000cm" fo:padding-right="0.000cm" fo:padding-top="0.000cm" fo:padding-bottom="0.000cm" fo:border-left="none" fo:border-right="none" fo:border-top="none" fo:border-bottom="none" fo:text-align="justify" fo:hyphenation-ladder-count="no-limit" text:number-lines="true" fo:break-before="page"/>
      <style:text-properties fo:hyphenate="true" fo:hyphenation-remain-char-count="2" fo:hyphenation-push-char-count="2" style:font-name="Garamond" style:font-name-asian="Times New Roman" style:font-size-asian="12pt" style:language-asian="en" style:country-asian="us" style:font-name-complex="Garamond" style:language-complex="ar" style:country-complex="sa" style:letter-kerning="false"/>
    </style:style>
    <style:style style:name="T11" style:family="text">
      <style:text-properties style:font-name="Streetwear" fo:font-size="22pt" fo:font-weight="normal" fo:font-style="normal" fo:language="en" fo:country="au" style:font-name-asian="DejaVu Sans" style:font-size-asian="22pt" style:font-weight-asian="normal" style:font-style-asian="normal" style:language-asian="zh" style:country-asian="cn" style:font-name-complex="Garamond" style:font-size-complex="2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2" style:family="text">
      <style:text-properties style:font-name="Berenika" fo:font-size="14pt" fo:font-weight="normal" fo:font-style="normal" fo:language="en" fo:country="au" style:font-name-asian="Berenika" style:font-size-asian="14pt" style:font-weight-asian="normal" style:font-style-asian="normal" style:language-asian="zh" style:country-asian="cn" style:font-name-complex="Berenika" style:font-size-complex="14pt" style:font-weight-complex="normal" style:font-style-complex="normal" style:language-complex="hi" style:country-complex="in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5" style:family="text">
      <style:text-properties style:font-name="Impact"/>
    </style:style>
    <style:style style:name="T28" style:family="text">
      <style:text-properties style:font-name="Garamond" fo:font-size="10pt" fo:font-weight="normal" fo:font-style="normal" fo:language="en" fo:country="au" style:font-name-asian="Times New Roman" style:font-size-asian="10pt" style:font-weight-asian="normal" style:font-style-asian="normal" style:language-asian="en" style:country-asian="us" style:font-name-complex="Garamond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32" style:family="text">
      <style:text-properties style:font-name="Linux Libertine O" fo:font-size="14pt" fo:font-weight="normal" fo:font-style="normal" fo:language="en" fo:country="au" style:font-name-asian="Linux Libertine O" style:font-size-asian="14pt" style:font-weight-asian="normal" style:font-style-asian="normal" style:language-asian="en" style:country-asian="us" style:font-name-complex="Linux Libertine O" style:font-size-complex="14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33" style:family="text">
      <style:text-properties style:font-name="JarmanDotted" style:font-name-asian="JarmanDotted" style:font-name-complex="JarmanDotted"/>
    </style:style>
    <style:style style:name="T35" style:family="text">
      <style:text-properties style:font-name="Abecedario_punt-pautada" fo:font-size="12pt" fo:font-weight="normal" fo:font-style="normal" fo:language="en" fo:country="au" style:font-name-asian="Abecedario_punt-pautada" style:font-size-asian="10.5pt" style:font-weight-asian="normal" style:font-style-asian="normal" style:language-asian="zh" style:country-asian="cn" style:font-name-complex="Abecedario_punt-pautada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38" style:family="text">
      <style:text-properties style:font-name="Briem Handwriting" fo:font-size="12pt" fo:font-weight="normal" fo:font-style="italic" fo:language="en" fo:country="au" style:font-name-asian="Briem Handwriting" style:font-size-asian="10.5pt" style:font-weight-asian="normal" style:font-style-asian="italic" style:language-asian="zh" style:country-asian="cn" style:font-name-complex="Briem Handwriting" style:font-size-complex="12pt" style:font-weight-complex="normal" style:font-style-complex="italic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42" style:family="text">
      <style:text-properties style:font-name="Briem Handwriting" fo:font-size="20pt" fo:font-weight="normal" fo:font-style="italic" fo:language="en" fo:country="au" style:font-name-asian="Briem Handwriting" style:font-size-asian="20pt" style:font-weight-asian="normal" style:font-style-asian="italic" style:language-asian="zh" style:country-asian="cn" style:font-name-complex="Briem Handwriting" style:font-size-complex="20pt" style:font-weight-complex="normal" style:font-style-complex="italic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44" style:family="text">
      <style:text-properties style:font-name="Garamond" fo:font-size="12pt" fo:font-weight="normal" fo:font-style="normal" fo:language="en" fo:country="au" style:font-name-asian="Times New Roman" style:font-size-asian="12pt" style:font-weight-asian="normal" style:font-style-asian="normal" style:language-asian="en" style:country-asian="us" style:font-name-complex="Garamond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46" style:family="text">
      <style:text-properties fo:font-weight="bold" fo:font-style="italic" style:font-weight-asian="bold" style:font-style-asian="italic" style:font-weight-complex="bold" style:font-style-complex="italic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  <text:sequence-decl text:display-outline-level="0" text:name="Illustration"/>
        <text:sequence-decl text:display-outline-level="0" text:name="Text"/>
        <text:sequence-decl text:display-outline-level="0" text:name="Drawing"/>
      </text:sequence-decls>
      <text:section text:style-name="Sect3" text:name="Section3">
        <text:p text:style-name="P23"><text:span text:style-name="T12">Name:</text:span></text:p>
        <text:p text:style-name="P22"><text:span text:style-name="T15">Chapter XXXVI</text:span><text:span text:style-name="T11"> – Hope</text:span></text:p>
        <text:p text:style-name="P32"><text:span text:style-name="T32">1. We can hope only for something which is (</text:span><text:span text:style-name="T33">evil</text:span><text:span text:style-name="T32">) (</text:span><text:span text:style-name="T33">good</text:span><text:span text:style-name="T32">), (</text:span><text:span text:style-name="T33">past</text:span><text:span text:style-name="T32">) (</text:span><text:span text:style-name="T33">present</text:span><text:span text:style-name="T32">) (</text:span><text:span text:style-name="T33">future</text:span><text:span text:style-name="T32">), (</text:span><text:span text:style-name="T33">easy</text:span><text:span text:style-name="T32">) (</text:span><text:span text:style-name="T33">difficult</text:span><text:span text:style-name="T32">), and (</text:span><text:span text:style-name="T33">possible</text:span><text:span text:style-name="T32">) (</text:span><text:span text:style-name="T33">impossible</text:span><text:span text:style-name="T32">). </text:span></text:p>
        <text:p text:style-name="P32"><text:span text:style-name="T32">2. As a virtue, hope is (</text:span><text:span text:style-name="T33">a passion</text:span><text:span text:style-name="T32">) (</text:span><text:span text:style-name="T33">an emotion</text:span><text:span text:style-name="T32">). </text:span></text:p>
        <text:p text:style-name="P32"><text:span text:style-name="T32">3. Hope is a (</text:span><text:span text:style-name="T33">natural</text:span><text:span text:style-name="T32">) (</text:span><text:span text:style-name="T33">supernatural</text:span><text:span text:style-name="T32">) virtue. </text:span></text:p>
        <text:p text:style-name="P32"><text:span text:style-name="T32">4. Since it has God for its object, it is a </text:span><text:s/><text:span text:style-name="T32">_ _ _ _ _ _ _ _ _ _ </text:span><text:s/><text:span text:style-name="T32">virtue. </text:span></text:p>
        <text:p text:style-name="P32"><text:span text:style-name="T32">5. The primary object of hope is </text:span><text:s/><text:span text:style-name="T32">_ _ _ </text:span><text:s text:c="3"/><text:span text:style-name="T32">_ _ _ _ _ _ _ </text:span><text:s/><text:span text:style-name="T32">known, loved and enjoyed in </text:span><text:s/><text:span text:style-name="T32">_ _ _ _ _ _ _ . </text:span></text:p>
        <text:p text:style-name="P32"><text:span text:style-name="T32">6. The motive in our hope is the </text:span><text:s/><text:span text:style-name="T32">_ _ _ _ _ _ _ _ _ _ _ </text:span><text:s/><text:span text:style-name="T32">of God helping us. </text:span></text:p>
        <text:p text:style-name="P32"><text:span text:style-name="T32">7. Scripture (</text:span><text:span text:style-name="T33">could</text:span><text:span text:style-name="T32">) (</text:span><text:span text:style-name="T33">could not</text:span><text:span text:style-name="T32">) bid us hope for heaven if it were wrong for us to do so. </text:span></text:p>
        <text:p text:style-name="P32"><text:span text:style-name="T32">8. It (</text:span><text:span text:style-name="T33">would</text:span><text:span text:style-name="T32">) (</text:span><text:span text:style-name="T33">would not</text:span><text:span text:style-name="T32">) be wrong for us not to hope for the good things God wants to give us. </text:span></text:p>
        <text:p text:style-name="P32"><text:span text:style-name="T32">9. Hope (</text:span><text:span text:style-name="T33">is</text:span><text:span text:style-name="T32">) (</text:span><text:span text:style-name="T33">is not</text:span><text:span text:style-name="T32">) compatible with charity. </text:span></text:p>
        <text:p text:style-name="P32"><text:span text:style-name="T32">10. The certitude of our hope is in our (</text:span><text:span text:style-name="T33">intellect</text:span><text:span text:style-name="T32">) (</text:span><text:span text:style-name="T33">will</text:span><text:span text:style-name="T32">). </text:span></text:p>
        <text:p text:style-name="P32"><text:span text:style-name="T32">11. It is proportionate to the </text:span><text:s/><text:span text:style-name="T32">_ _ _ _ _ _ _ </text:span><text:s text:c="2"/><text:span text:style-name="T32">_ _ _ _ _ _ _ _ </text:span><text:s/><text:span text:style-name="T32">of God. </text:span></text:p>
        <text:p text:style-name="P32"><text:span text:style-name="T32">12. It is a certitude of (</text:span><text:span text:style-name="T33">judgment</text:span><text:span text:style-name="T32">) (</text:span><text:span text:style-name="T33">order</text:span><text:span text:style-name="T32">). </text:span></text:p>
        <text:p text:style-name="P32"><text:span text:style-name="T32">13. St. Thomas calls it a certitude of divine </text:span><text:s/><text:span text:style-name="T32">_ _ _ _ _ _ _ _ _ _ _ . </text:span></text:p>
        <text:p text:style-name="P32"><text:span text:style-name="T32">14. It (</text:span><text:span text:style-name="T33">is</text:span><text:span text:style-name="T32">) (</text:span><text:span text:style-name="T33">is not</text:span><text:span text:style-name="T32">) compatible with fear. </text:span></text:p>
        <text:p text:style-name="P32"><text:span text:style-name="T32">15. It (</text:span><text:span text:style-name="T33">is</text:span><text:span text:style-name="T32">) (</text:span><text:span text:style-name="T33">is not</text:span><text:span text:style-name="T32">) a conditional certitude. </text:span></text:p>
        <text:p text:style-name="P32"><text:span text:style-name="T32">16. If I think that God will not give me the means to save my soul, I commit a sin called </text:span><text:s/><text:span text:style-name="T32">_ _ _ _ _ _ _ . </text:span></text:p>
        <text:p text:style-name="P32"><text:span text:style-name="T32">17. If I think He will save me no matter how unrepentant I may be at death, I commit a sin called </text:span><text:s/><text:span text:style-name="T32">_ _ _ _ _ _ _ _ _ _ _ _ _ </text:span><text:s/><text:span text:style-name="T32">. </text:span></text:p>
        <text:p text:style-name="P32"><text:span text:style-name="T32">18. It (</text:span><text:span text:style-name="T33">is</text:span><text:span text:style-name="T32">) (</text:span><text:span text:style-name="T33">is not</text:span><text:span text:style-name="T32">) a sin of presumption for a person to make an act of hope when he is in a state of mortal sin. </text:span></text:p>
        <text:p text:style-name="P32"><text:span text:style-name="T32">19. St. Paul bids us “Lay hold on </text:span><text:s/><text:span text:style-name="T32">_ _ _ _ _ _ _ </text:span><text:s/><text:span text:style-name="T32">life.” </text:span></text:p>
        <text:p text:style-name="P32"><text:span text:style-name="T32">20. The certitude in an act of hope made by a person in mortal sin (</text:span><text:span text:style-name="T33">would be</text:span><text:span text:style-name="T32">) (</text:span><text:span text:style-name="T33">would not be</text:span><text:span text:style-name="T32">) less than if he made it when in a state of grace. </text:span></text:p>
        <text:p text:style-name="P32"><text:span text:style-name="T32">21. St. Paul says: “If </text:span><text:s/><text:span text:style-name="T32">_ _ _ _ _ _ _ </text:span><text:s/><text:span text:style-name="T32">be with us, who is against us?” </text:span></text:p>
        <text:p text:style-name="P32"><text:span text:style-name="T32">22. The fear that accompanies hope is (</text:span><text:span text:style-name="T33">a fear of punishment</text:span><text:span text:style-name="T32">) (</text:span><text:span text:style-name="T33">a filial fear</text:span><text:span text:style-name="T32">). </text:span></text:p>
        <text:p text:style-name="P32"><text:span text:style-name="T32">23. It (</text:span><text:span text:style-name="T33">diminishes</text:span><text:span text:style-name="T32">) (</text:span><text:span text:style-name="T33">increases</text:span><text:span text:style-name="T32">) as our hope gets purer. </text:span></text:p>
        <text:p text:style-name="P32"><text:span text:style-name="T32">24. Hope leads to true </text:span><text:s/><text:span text:style-name="T32">_ _ _ _ _ _ _ _ </text:span><text:s/><text:span text:style-name="T32">of spirit. </text:span></text:p>
        <text:p text:style-name="P32"><text:span text:style-name="T32">25. Through hope we can enjoy even on this earth a sort of anticipated possession of </text:span><text:s/><text:span text:style-name="T32">_ _ _ _ _ _ _ .</text:span></text:p>
        <text:p text:style-name="P34"/>
        <text:p text:style-name="P34"/>
        <text:p text:style-name="P34"><text:span text:style-name="T28">Circle one to answer as fully as you can below:</text:span></text:p>
        <text:p text:style-name="P34"><text:span text:style-name="T28">1.</text:span><text:tab/><text:span text:style-name="T28">What is meant by the supernatural virtue of Hope?</text:span></text:p>
        <text:p text:style-name="P34"><text:span text:style-name="T28">2.</text:span><text:tab/><text:span text:style-name="T28">What do we hope for?</text:span></text:p>
        <text:p text:style-name="P34"><text:span text:style-name="T28">3.</text:span><text:tab/><text:span text:style-name="T28">Why do we hope?</text:span></text:p>
        <text:p text:style-name="P34"><text:span text:style-name="T28">4.</text:span><text:tab/><text:span text:style-name="T28">Show that it is right for us to hope for heaven.</text:span></text:p>
        <text:p text:style-name="P34"><text:span text:style-name="T28">5.</text:span><text:tab/><text:span text:style-name="T28">Explain the certitude of hope; show how it differs from that of faith.</text:span></text:p>
        <text:p text:style-name="P34"><text:span text:style-name="T28">6.</text:span><text:tab/><text:span text:style-name="T28">How does hope enable us to “lay hold on eternal life?”</text:span></text:p>
        <text:p text:style-name="P34"><text:span text:style-name="T28">7.</text:span><text:tab/><text:span text:style-name="T28">What sort of fear accompanies hope? Why?</text:span></text:p>
        <text:p text:style-name="P34"><text:span text:style-name="T28">8.</text:span><text:tab/><text:span text:style-name="T28">Explain what is meant by poverty of spirit; show how it follows from a lively hope.</text:span></text:p>
        <text:p text:style-name="P36"/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42"><text:span text:style-name="T42">. </text:span><text:s text:c="83"/><text:span text:style-name="T42">.</text:span></text:p>
        <text:p text:style-name="P38"/>
        <text:p text:style-name="P38"/>
        <text:p text:style-name="PP64"><text:span text:style-name="T44">1. We can hope only for something which is (evil) (</text:span><text:span text:style-name="T46">good</text:span><text:span text:style-name="T44">), (past) (present) (</text:span><text:span text:style-name="T46">future</text:span><text:span text:style-name="T44">), (easy) (</text:span><text:span text:style-name="T46">difficult</text:span><text:span text:style-name="T44">), and (</text:span><text:span text:style-name="T46">possible</text:span><text:span text:style-name="T44">) (impossible). 2. As a virtue, hope is (a passion) (</text:span><text:span text:style-name="T46">an emotion</text:span><text:span text:style-name="T44">). 3. Hope is a (natural) (</text:span><text:span text:style-name="T46">supernatural</text:span><text:span text:style-name="T44">) virtue. 4. Since it has God for its object, it is a (</text:span><text:span text:style-name="T46">theological</text:span><text:span text:style-name="T44">) virtue. 5. The primary object of hope is (</text:span><text:span text:style-name="T46">God Himself</text:span><text:span text:style-name="T44">) known, loved and enjoyed in (</text:span><text:span text:style-name="T46">the Beatific Vision</text:span><text:span text:style-name="T44">/</text:span><text:span text:style-name="T46">heaven</text:span><text:span text:style-name="T44">). 6. The motive in our hope is the (</text:span><text:span text:style-name="T46">omnipotence</text:span><text:span text:style-name="T44">) of God helping us. 7. Scripture (could) (</text:span><text:span text:style-name="T46">could not</text:span><text:span text:style-name="T44">) bid us hope for heaven if it were wrong for us to do so. 8. It (</text:span><text:span text:style-name="T46">would</text:span><text:span text:style-name="T44">) (would not) be wrong for us not to hope for the good things God wants to give us. 9. Hope (</text:span><text:span text:style-name="T46">is</text:span><text:span text:style-name="T44">) (is not) compatible with charity. 10. The certitude of our hope is in our (intellect) (</text:span><text:span text:style-name="T46">will</text:span><text:span text:style-name="T44">). 11. It is proportionate to the (</text:span><text:span text:style-name="T46">infinit</text:span><text:span text:style-name="T46">e authority of God</text:span><text:span text:style-name="T44">) of God. 12. It is a certitude of (judgment) (</text:span><text:span text:style-name="T46">order</text:span><text:span text:style-name="T44">). 13. St. Thomas calls it a certitude of divine (</text:span><text:span text:style-name="T46">ordination</text:span><text:span text:style-name="T44">). 14. It (</text:span><text:span text:style-name="T46">is</text:span><text:span text:style-name="T44">) (is not) compatible with fear. 15. It (is) (</text:span><text:span text:style-name="T46">is not</text:span><text:span text:style-name="T44">) a conditional certitude. 16. If I think that God will not give me the means to save my soul, I commit a sin called (</text:span><text:span text:style-name="T46">despair</text:span><text:span text:style-name="T44">). 17. If I think He will save me no matter how unrepentant I may be at death, I commit a sin called (</text:span><text:span text:style-name="T46">presumption</text:span><text:span text:style-name="T44">). 18. It (is) (</text:span><text:span text:style-name="T46">is not</text:span><text:span text:style-name="T44">) a sin of presumption for a person to make an act of hope when he is in a state of mortal sin. 19. St. Paul bids us “Lay hold on (</text:span><text:span text:style-name="T46">eternal</text:span><text:span text:style-name="T44">) life.” 20. The certitude in an act of hope made by a person in mortal sin (would be) (</text:span><text:span text:style-name="T46">would not be</text:span><text:span text:style-name="T44">) less than if he made it when in a state of grace. 21. St. Paul says: “If (</text:span><text:span text:style-name="T46">God</text:span><text:span text:style-name="T44">) be with us, who is against us?” 22. The fear that accompanies hope is (a fear of punishment) (</text:span><text:span text:style-name="T46">a filial fear</text:span><text:span text:style-name="T44">). 23. It (diminishes) (</text:span><text:span text:style-name="T46">increases</text:span><text:span text:style-name="T44">) as our hope gets purer. 24. Hope leads to true (</text:span><text:span text:style-name="T46">poverty/liberty</text:span><text:span text:style-name="T44">) of spirit. 25. Through hope we can enjoy even on this earth a sort of anticipated possession of (</text:span><text:span text:style-name="T46">heaven</text:span><text:span text:style-name="T44">).</text:span></text:p>
        <text:p text:style-name="P3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DejaVu Sans" svg:font-family="DejaVu Sans" style:font-family-generic="roman"/>
    <style:font-face style:name="FreeSans" svg:font-family="FreeSans" style:font-family-generic="roman"/>
    <style:font-face style:name="Liberation Serif" svg:font-family="Liberation Serif" style:font-family-generic="roman"/>
    <style:font-face style:name="OpenSymbol" svg:font-family="OpenSymbol" style:font-family-generic="roman"/>
    <style:font-face style:name="Liberation Sans" svg:font-family="Liberation Sans" style:font-family-generic="swiss"/>
  </office:font-face-decls>
  <office:styles>
    <style:default-style style:family="paragraph">
      <style:paragraph-properties fo:text-align="start" style:tab-stop-distance="1.251cm" fo:widows="2" fo:orphans="2"/>
      <style:text-properties fo:hyphenate="false" style:font-name="Liberation Serif" fo:font-size="12pt" fo:language="en" fo:country="au" style:font-name-asian="DejaVu Sans" style:font-size-asian="10.5pt" style:language-asian="zh" style:country-asian="cn" style:font-name-complex="FreeSans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n" fo:country="au" style:font-name-asian="DejaVu Sans" style:font-size-asian="10.5pt" style:font-weight-asian="normal" style:font-style-asian="normal" style:language-asian="zh" style:country-asian="cn" style:font-name-complex="FreeSans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Heading_20_1" style:display-name="Heading 1" style:family="paragraph" style:parent-style-name="Normal" style:next-style-name="Normal" style:default-outline-level="1" style:list-style-name="Outline">
      <style:paragraph-properties fo:margin-left="0.762cm" fo:text-indent="-0.760cm" style:auto-text-indent="false" fo:margin-top="0.423cm" fo:margin-bottom="0.106cm" fo:keep-with-next="always" fo:keep-together="always" fo:hyphenation-ladder-count="no-limit" text:number-lines="true"/>
      <style:text-properties fo:hyphenate="true" fo:hyphenation-remain-char-count="2" fo:hyphenation-push-char-count="2"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/>
    </style:style>
    <style:style style:name="Heading_20_2" style:display-name="Heading 2" style:family="paragraph" style:parent-style-name="Heading_20_1" style:next-style-name="Normal" style:default-outline-level="2" style:list-style-name="Outline">
      <style:paragraph-properties fo:margin-left="1.016cm" fo:text-indent="-1.014cm" style:auto-text-indent="false" text:number-lines="true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 style:list-style-name="Outline">
      <style:paragraph-properties fo:margin-left="1.270cm" fo:text-indent="-1.268cm" style:auto-text-indent="false" text:number-lines="true"/>
      <style:text-properties fo:font-size="14pt" style:font-size-asian="14pt" style:font-size-complex="14pt"/>
    </style:style>
    <style:style style:name="Standard" style:display-name="Standard" style:family="paragraph" style:parent-style-name="Normal">
      <style:paragraph-properties text:number-lines="true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size-asian="14pt" style:font-size-complex="14pt"/>
    </style:style>
    <style:style style:name="Text_20_body" style:display-name="Text body" style:family="paragraph" style:parent-style-name="Standard">
      <style:paragraph-properties fo:margin-bottom="0.247cm" fo:line-height="120%" text:number-lines="true"/>
    </style:style>
    <style:style style:name="List" style:display-name="List" style:family="paragraph" style:parent-style-name="Text_20_body">
      <style:paragraph-properties text:number-lines="true"/>
      <style:text-properties style:font-size-asian="12pt"/>
    </style:style>
    <style:style style:name="Caption" style:display-name="Caption" style:family="paragraph" style:parent-style-name="Standard">
      <style:paragraph-properties fo:margin-top="0.212cm" fo:margin-bottom="0.212cm" text:number-lines="true"/>
      <style:text-properties fo:font-style="italic" style:font-size-asian="12pt" style:font-style-asian="italic" style:font-style-complex="italic"/>
    </style:style>
    <style:style style:name="Index" style:display-name="Index" style:family="paragraph" style:parent-style-name="Standard">
      <style:paragraph-properties text:number-lines="true"/>
      <style:text-properties style:font-size-asian="12pt"/>
    </style:style>
    <style:style style:name="Normal" style:display-name="Norma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format="" text:start-value="1" style:num-prefix="">
        <style:list-level-properties text:list-level-position-and-space-mode="label-alignment">
          <style:list-level-label-alignment fo:margin-left="0.002cm" fo:text-indent="0.002cm" text:label-followed-by="listtab"/>
        </style:list-level-properties>
      </text:list-level-style-number>
      <text:list-level-style-number text:level="2" style:num-format="" text:start-value="1">
        <style:list-level-properties text:list-level-position-and-space-mode="label-alignment">
          <style:list-level-label-alignment fo:margin-left="0.002cm" fo:text-indent="0.002cm" text:label-followed-by="listtab"/>
        </style:list-level-properties>
      </text:list-level-style-number>
      <text:list-level-style-number text:level="3" style:num-format="" text:start-value="1">
        <style:list-level-properties text:list-level-position-and-space-mode="label-alignment">
          <style:list-level-label-alignment fo:margin-left="0.002cm" fo:text-indent="0.002cm" text:label-followed-by="listtab"/>
        </style:list-level-properties>
      </text:list-level-style-number>
      <text:list-level-style-number text:level="4" style:num-format="" text:start-value="1">
        <style:list-level-properties text:list-level-position-and-space-mode="label-alignment">
          <style:list-level-label-alignment fo:margin-left="0.002cm" fo:text-indent="0.002cm" text:label-followed-by="listtab"/>
        </style:list-level-properties>
      </text:list-level-style-number>
      <text:list-level-style-number text:level="5" style:num-format="" text:start-value="1">
        <style:list-level-properties text:list-level-position-and-space-mode="label-alignment">
          <style:list-level-label-alignment fo:margin-left="0.002cm" fo:text-indent="0.002cm" text:label-followed-by="listtab"/>
        </style:list-level-properties>
      </text:list-level-style-number>
      <text:list-level-style-number text:level="6" style:num-format="" text:start-value="1">
        <style:list-level-properties text:list-level-position-and-space-mode="label-alignment">
          <style:list-level-label-alignment fo:margin-left="0.002cm" fo:text-indent="0.002cm" text:label-followed-by="listtab"/>
        </style:list-level-properties>
      </text:list-level-style-number>
      <text:list-level-style-number text:level="7" style:num-format="" text:start-value="1">
        <style:list-level-properties text:list-level-position-and-space-mode="label-alignment">
          <style:list-level-label-alignment fo:margin-left="0.002cm" fo:text-indent="0.002cm" text:label-followed-by="listtab"/>
        </style:list-level-properties>
      </text:list-level-style-number>
      <text:list-level-style-number text:level="8" style:num-format="" text:start-value="1">
        <style:list-level-properties text:list-level-position-and-space-mode="label-alignment">
          <style:list-level-label-alignment fo:margin-left="0.002cm" fo:text-indent="0.002cm" text:label-followed-by="listtab"/>
        </style:list-level-properties>
      </text:list-level-style-number>
      <text:list-level-style-number text:level="9" style:num-format="" text:start-value="1">
        <style:list-level-properties text:list-level-position-and-space-mode="label-alignment">
          <style:list-level-label-alignment fo:margin-left="0.002cm" fo:text-indent="0.002cm" text:label-followed-by="listtab"/>
        </style:list-level-properties>
      </text:list-level-style-number>
      <text:list-level-style-number text:level="10" style:num-format=""/>
    </text:list-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08cm" fo:page-height="29.711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16-05-02T11:55:24</meta:creation-date>
    <dc:creator>Veronica Brandt</dc:creator>
    <dc:date>2016-07-19T10:16:38</dc:date>
    <meta:print-date>2016-07-19T10:11:12</meta:print-date>
  </office:meta>
</office:document-meta>
</file>